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auto-grow-height="false" fo:min-height="0.749cm" fo:min-width="0.499cm" fo:wrap-option="no-wrap"/>
    </style:style>
    <style:style style:name="gr5" style:family="graphic">
      <style:graphic-properties style:protect="size"/>
    </style:style>
    <style:style style:name="gr6" style:family="graphic" style:parent-style-name="standard">
      <style:graphic-properties svg:stroke-color="#ff0000" draw:fill="gradient" draw:fill-color="#00ff00" draw:fill-gradient-name="Gradient_20_3" draw:textarea-vertical-align="middle" draw:auto-grow-height="false" fo:min-height="0.749cm" fo:min-width="0.499cm" draw:shadow="hidden"/>
    </style:style>
    <style:style style:name="gr7" style:family="graphic" style:parent-style-name="standard">
      <style:graphic-properties draw:textarea-vertical-align="middle" draw:auto-grow-height="false" fo:min-height="0.749cm" fo:min-width="0.499cm" fo:wrap-option="wrap"/>
    </style:style>
    <style:style style:name="gr8" style:family="graphic" style:parent-style-name="standard">
      <style:graphic-properties draw:auto-grow-height="false" fo:wrap-option="wrap"/>
    </style:style>
    <style:style style:name="gr9" style:family="graphic" style:parent-style-name="standard">
      <style:graphic-properties fo:min-height="0.666cm" fo:min-width="0.486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fill="none" draw:textarea-vertical-align="middle" draw:auto-grow-height="false" fo:min-height="0.749cm" fo:min-width="0.499cm"/>
    </style:style>
    <style:style style:name="gr12" style:family="graphic" style:parent-style-name="standard">
      <style:graphic-properties draw:textarea-vertical-align="middle" draw:auto-grow-height="false" fo:min-height="0.75cm" fo:min-width="0.5cm" fo:wrap-option="wrap"/>
    </style:style>
    <style:style style:name="gr13" style:family="graphic" style:parent-style-name="standard">
      <style:graphic-properties draw:textarea-vertical-align="middle" draw:auto-grow-height="false" fo:min-height="0.066cm" fo:min-width="0cm" fo:wrap-option="wrap"/>
    </style:style>
    <style:style style:name="gr14" style:family="graphic" style:parent-style-name="objectwithoutfill">
      <style:graphic-properties draw:fill="none" draw:textarea-vertical-align="middl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20pt"/>
    </style:style>
  </office:automatic-styles>
  <office:body>
    <office:presentation>
      <draw:page draw:name="page1" draw:style-name="dp1" draw:master-page-name="Default" presentation:presentation-page-layout-name="AL1T1">
        <draw:custom-shape draw:style-name="gr1" draw:text-style-name="P1" draw:layer="layout" svg:width="3cm" svg:height="2.4cm" svg:x="1cm" svg:y="1.2cm">
          <text:p/>
          <draw:enhanced-geometry svg:viewBox="0 0 21600 21600" draw:type="rectangle" draw:enhanced-path="M 0 0 L 21600 0 21600 21600 0 21600 0 0 Z N"/>
        </draw:custom-shape>
        <draw:custom-shape draw:style-name="gr1" draw:text-style-name="P1" draw:layer="layout" svg:width="3.6cm" svg:height="3cm" svg:x="6.2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2cm" svg:height="2.2cm" svg:x="11.4cm" svg:y="1.4cm">
          <text:p/>
          <draw:enhanced-geometry svg:viewBox="0 0 21600 21600" draw:type="rectangle" draw:enhanced-path="M 0 0 L 21600 0 21600 21600 0 21600 0 0 Z N"/>
        </draw:custom-shape>
        <draw:custom-shape draw:style-name="gr2" draw:text-style-name="P1" draw:layer="layout" svg:width="2.4cm" svg:height="2.4cm" svg:x="15.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2.8cm" svg:x="18.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6cm" svg:height="1.2cm" svg:x="22.8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2cm" svg:height="3.2cm" svg:x="1.4cm" svg:y="4.6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 draw:text-style-name="P1" draw:layer="layout" svg:width="4.4cm" svg:height="2cm" svg:x="5cm" svg:y="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4cm" svg:height="2cm" svg:x="10.4cm" svg:y="5.2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2.6cm" svg:height="2cm" svg:x="13.4cm" svg:y="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1.4cm" svg:height="2.8cm" svg:x="17.4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3.2cm" svg:height="2cm" svg:x="21cm" svg:y="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2.6cm" svg:height="2.4cm" svg:x="1.6cm" svg:y="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3.4cm" svg:height="2.8cm" svg:x="5.6cm" svg:y="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3cm" svg:height="3.2cm" svg:x="10.6cm" svg:y="9.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2.6cm" svg:height="2.6cm" svg:x="15.8cm" svg:y="9.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2.6cm" svg:height="2.6cm" svg:x="19.8cm" svg:y="9.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2.4cm" svg:height="5.2cm" svg:x="23.8cm" svg:y="9.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 draw:text-style-name="P1" draw:layer="layout" svg:width="2.2cm" svg:height="3.8cm" svg:x="1.6cm" svg:y="1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3cm" svg:height="3cm" svg:x="5.8cm" svg:y="14.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2.2cm" svg:height="3.6cm" svg:x="10.4cm" svg:y="1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layer="layout" svg:width="4.8cm" svg:height="3.2cm" svg:x="15.4cm" svg:y="1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custom-shape draw:style-name="gr1" draw:text-style-name="P1" draw:layer="layout" svg:width="1.8cm" svg:height="1.6cm" svg:x="1.8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1" draw:layer="layout" svg:width="2.8cm" svg:height="3cm" svg:x="6cm" svg:y="0.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 draw:text-style-name="P1" draw:layer="layout" svg:width="3.2cm" svg:height="3.2cm" svg:x="11cm" svg:y="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1" draw:layer="layout" svg:width="1.4cm" svg:height="3.4cm" svg:x="16.2cm" svg:y="1cm">
          <text:p/>
          <draw:enhanced-geometry svg:viewBox="0 0 780 907" draw:type="non-primitive" draw:enhanced-path="M 390 0 L 492 276 780 228 594 457 780 679 492 631 390 907 288 631 0 679 186 457 0 228 288 276 390 0 Z N"/>
        </draw:custom-shape>
        <draw:custom-shape draw:style-name="gr1" draw:text-style-name="P1" draw:layer="layout" svg:width="3.6cm" svg:height="3cm" svg:x="19.4cm" svg:y="1.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3.2cm" svg:height="3cm" svg:x="24cm" svg:y="1.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3.4cm" svg:height="3.4cm" svg:x="0.8cm" svg:y="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5cm" svg:height="4cm" svg:x="5.8cm" svg:y="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 draw:text-style-name="P1" draw:layer="layout" svg:width="4cm" svg:height="4.4cm" svg:x="12.6cm" svg:y="5.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 draw:text-style-name="P1" draw:layer="layout" svg:width="5.6cm" svg:height="3.6cm" svg:x="18.6cm" svg:y="6.2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 draw:text-style-name="P1" draw:layer="layout" svg:width="2.4cm" svg:height="4cm" svg:x="1.2cm" svg:y="11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6" draw:text-style-name="P1" draw:layer="layout" svg:width="4.4cm" svg:height="4.6cm" svg:x="6.2cm" svg:y="10.8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5"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1" draw:layer="layout" svg:width="2.8cm" svg:height="2.2cm" svg:x="1.4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3.2cm" svg:height="2.4cm" svg:x="6cm" svg:y="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1" draw:layer="layout" svg:width="2cm" svg:height="2.2cm" svg:x="11cm" svg:y="1.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3" draw:text-style-name="P1" draw:layer="layout" svg:width="2.6cm" svg:height="3.8cm" svg:x="14.8cm" svg:y="1cm">
          <text:p/>
          <draw:enhanced-geometry svg:viewBox="0 0 640 861" draw:text-areas="257 295 414 566" draw:type="non-primitive" draw:enhanced-path="M 640 233 L 221 293 506 12 367 0 29 406 431 347 145 645 99 520 0 861 326 765 209 711 640 233 640 233 Z N"/>
        </draw:custom-shape>
        <draw:custom-shape draw:style-name="gr8" draw:layer="layout" svg:width="2.4cm" svg:height="2.6cm" svg:x="18.6cm" svg:y="1.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9" draw:layer="layout" svg:width="2.8cm" svg:height="2.6cm" svg:x="23.4cm" svg:y="1.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 draw:layer="layout" svg:width="2.4cm" svg:height="1.6cm" svg:x="1.6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3.4cm" svg:height="2.6cm" svg:x="6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 draw:text-style-name="P1" draw:layer="layout" svg:width="2.4cm" svg:height="2.6cm" svg:x="10.8cm" svg:y="5.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1" draw:text-style-name="P1" draw:layer="layout" svg:width="2cm" svg:height="1.2cm" svg:x="15.2cm" svg:y="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1" draw:layer="layout" svg:width="1.2cm" svg:height="2.4cm" svg:x="18.2cm" svg:y="5.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1" draw:text-style-name="P1" draw:layer="layout" svg:width="1.4cm" svg:height="2.4cm" svg:x="21cm" svg:y="5.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11" draw:text-style-name="P1" draw:layer="layout" svg:width="2.6cm" svg:height="2.6cm" svg:x="1.6cm" svg:y="9.8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1" draw:text-style-name="P1" draw:layer="layout" svg:width="1cm" svg:height="2.8cm" svg:x="6cm" svg:y="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1.6cm" svg:height="3.2cm" svg:x="9.8cm" svg:y="9.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1" draw:layer="layout" svg:width="3.2cm" svg:height="3.4cm" svg:x="13.8cm" svg:y="9.6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 draw:layer="layout" svg:width="3.8cm" svg:height="2.4cm" svg:x="18.8cm" svg:y="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3" draw:text-style-name="P1" draw:layer="layout" svg:width="2.2cm" svg:height="3cm" svg:x="24.8cm" svg:y="9.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2">
          <draw:page-thumbnail draw:style-name="gr5"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line draw:style-name="gr14" draw:text-style-name="P1" draw:layer="layout" svg:x1="4.8cm" svg:y1="1.8cm" svg:x2="2.2cm" svg:y2="4.6cm">
          <text:p/>
        </draw:line>
        <draw:line draw:style-name="gr14" draw:text-style-name="P1" draw:layer="layout" svg:x1="4.8cm" svg:y1="3.6cm" svg:x2="6cm" svg:y2="3.8cm">
          <text:p/>
        </draw:line>
        <draw:path draw:style-name="gr14" draw:text-style-name="P1" draw:layer="layout" svg:width="7.397cm" svg:height="7.591cm" draw:transform="rotate (1.5707963267949) translate (8.62932558718807cm 7.48421650731686cm)" svg:viewBox="0 0 7398 7592" svg:d="m197 3c766-45 1427 493 2213 477 713-15 1422 143 2125 260 568 94 1086 392 1648 521 682 156 1230 698 1215 1301-14 577-724 901-1258 1084-451 154-926 122-1388 87-484-37-901 160-1388 87-515-78-1180-447-1562-87-504 475-149 1372 0 2039 140 625 352 1405 998 1648 605 227 1282 200 1908 87 482-87 1313 456 1432-478 106-827-674-654-1085-824-557-231-1145-442-1561-867-372-380-395-995-390-1518 5-477 175-927 347-1388 168-449-85-1034-694-1215-508-151-952-207-1432-173-731 51-914 937-1084 1518-192 657-290 1327-217 2039 53 516-35 1127 390 1518v0">
          <text:p/>
        </draw:path>
        <presentation:notes draw:style-name="dp2">
          <draw:page-thumbnail draw:style-name="gr5" draw:layer="layout" svg:width="14.848cm" svg:height="11.135cm" svg:x="3.075cm" svg:y="2.257cm" draw:page-number="4"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3" draw:display-name="Gradient 3" draw:style="radial" draw:cx="30%" draw:cy="30%" draw:start-color="#800000" draw:end-color="#ffff00" draw:start-intensity="100%" draw:end-intensity="100%" draw:border="2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4T15:26:19</meta:creation-date>
    <meta:generator>LibreOffice/3.5$Linux_x86 LibreOffice_project/350m1$Build-2</meta:generator>
    <dc:date>2012-06-15T16:08:51</dc:date>
    <meta:editing-duration>PT3H37M59S</meta:editing-duration>
    <meta:editing-cycles>6</meta:editing-cycles>
    <meta:document-statistic meta:object-count="84"/>
  </office:meta>
</office:document-meta>
</file>